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-complex="Times New Roman" fo:font-size="14pt" style:font-size-asian="14pt" style:font-size-complex="14pt" fo:language="en" fo:country="US"/>
    </style:style>
    <style:style style:name="P3" style:parent-style-name="Standard" style:family="paragraph">
      <style:paragraph-properties fo:text-align="center"/>
      <style:text-properties style:font-name-complex="Times New Roman" fo:font-size="11.5pt" style:font-size-asian="11.5pt" fo:language="en" fo:country="US"/>
    </style:style>
    <style:style style:name="P4" style:parent-style-name="Standard" style:family="paragraph">
      <style:paragraph-properties fo:text-align="center"/>
    </style:style>
    <style:style style:name="P5" style:parent-style-name="Standard" style:list-style-name="LFO1" style:family="paragraph"/>
    <style:style style:name="T6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7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/>
    </style:style>
    <style:style style:name="TableColumn9" style:family="table-column">
      <style:table-column-properties style:column-width="1.3381in"/>
    </style:style>
    <style:style style:name="TableColumn10" style:family="table-column">
      <style:table-column-properties style:column-width="3.0916in"/>
    </style:style>
    <style:style style:name="Table8" style:family="table">
      <style:table-properties style:width="4.4298in" fo:margin-left="0.4888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PreformattedText" style:family="paragraph">
      <style:paragraph-properties fo:text-align="center"/>
    </style:style>
    <style:style style:name="T19" style:parent-style-name="Основнойшрифтабзаца" style:family="text">
      <style:text-properties style:font-name="Times New Roman" style:font-name-complex="Times New Roman" fo:color="#000000" fo:font-size="11.5pt" style:font-size-asian="11.5pt" fo:language="en" fo:country="US"/>
    </style:style>
    <style:style style:name="T20" style:parent-style-name="Основнойшрифтабзаца" style:family="text">
      <style:text-properties style:font-name="Times New Roman" style:font-name-complex="Times New Roman" fo:font-size="11.5pt" style:font-size-asian="11.5pt" fo:language="en" fo:country="US"/>
    </style:style>
    <style:style style:name="P21" style:parent-style-name="Standard" style:family="paragraph">
      <style:paragraph-properties fo:text-align="center"/>
      <style:text-properties style:font-name-complex="Times New Roman" fo:font-size="11.5pt" style:font-size-asian="11.5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Times New Roman" fo:color="#000000" fo:font-size="11.5pt" style:font-size-asian="11.5pt" fo:language="en" fo:country="US"/>
    </style:style>
    <style:style style:name="P25" style:parent-style-name="Standard" style:family="paragraph">
      <style:paragraph-properties fo:text-indent="0.927in"/>
    </style:style>
    <style:style style:name="P26" style:parent-style-name="Standard" style:list-style-name="LFO1" style:family="paragraph"/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Standard" style:list-style-name="LFO1" style:family="paragraph"/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P38" style:parent-style-name="Standard" style:list-style-name="LFO1" style:family="paragraph"/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Standard" style:list-style-name="LFO1" style:family="paragraph"/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Standard" style:list-style-name="LFO1" style:family="paragraph"/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Отчет о заказах</text:p>
      <text:p text:style-name="P2">{date}</text:p>
      <text:p text:style-name="P3"/>
      <text:p text:style-name="P4"/>
      <text:list text:style-name="LFO1" text:continue-numbering="true">
        <text:list-item>
          <text:p text:style-name="P5"><text:span text:style-name="T6">Среднее количество заказов по интервалам времени</text:span><text:span text:style-name="T7">:</text:span></text:p>
        </text:list-item>
      </text:list>
      <text:p text:style-name="Standard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Интервал</text:p>
          </table:table-cell>
          <table:table-cell table:style-name="TableCell14">
            <text:p text:style-name="P15">Среднее количество заказов</text:p>
          </table:table-cell>
        </table:table-row>
        <table:table-row table:style-name="TableRow16">
          <table:table-cell table:style-name="TableCell17">
            <text:p text:style-name="P18"><text:span text:style-name="T19">[!-- BEGIN row.articles --]</text:span><text:span text:style-name="T20">{username1}</text:span></text:p>
            <text:p text:style-name="P21"/>
          </table:table-cell>
          <table:table-cell table:style-name="TableCell22">
            <text:p text:style-name="P23"><text:span text:style-name="T24">{numb1}[!-- END row.articles --]</text:span></text:p>
          </table:table-cell>
        </table:table-row>
      </table:table>
      <text:p text:style-name="P25"><text:line-break/></text:p>
      <text:list text:style-name="LFO1" text:continue-numbering="true">
        <text:list-item>
          <text:p text:style-name="P26"><text:span text:style-name="T27">Количество заказов за интервал: {</text:span><text:span text:style-name="T28">all</text:span><text:span text:style-name="T29">_</text:span><text:span text:style-name="T30">orders</text:span><text:span text:style-name="T31">}</text:span></text:p>
        </text:list-item>
        <text:list-item>
          <text:p text:style-name="P32"><text:span text:style-name="T33">Общая сумма оплаченных заказов: {</text:span><text:span text:style-name="T34">order</text:span><text:span text:style-name="T35">_</text:span><text:span text:style-name="T36">oplach</text:span><text:span text:style-name="T37">}</text:span></text:p>
        </text:list-item>
        <text:list-item>
          <text:p text:style-name="P38"><text:span text:style-name="T39">Количество заказов с использованием доставки: {</text:span><text:span text:style-name="T40">order</text:span><text:span text:style-name="T41">_</text:span><text:span text:style-name="T42">dostav</text:span><text:span text:style-name="T43">}</text:span></text:p>
        </text:list-item>
        <text:list-item>
          <text:p text:style-name="P44"><text:span text:style-name="T45">Количество заказов с без использования доставки: {</text:span><text:span text:style-name="T46">order</text:span><text:span text:style-name="T47">_</text:span><text:span text:style-name="T48">not</text:span><text:span text:style-name="T49">_</text:span><text:span text:style-name="T50">dostav</text:span><text:span text:style-name="T51">}</text:span></text:p>
        </text:list-item>
        <text:list-item>
          <text:p text:style-name="P52"><text:span text:style-name="T53">Количество отмененных заказов: {</text:span><text:span text:style-name="T54">not</text:span><text:span text:style-name="T55">_</text:span><text:span text:style-name="T56">orders</text:span><text:span text:style-name="T57">}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2958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има бабурин</meta:initial-creator>
    <dc:creator>Babur</dc:creator>
    <meta:creation-date>2013-11-21T11:17:00Z</meta:creation-date>
    <dc:date>2013-11-30T11:08:00Z</dc:date>
    <meta:template xlink:href="Normal" xlink:type="simple"/>
    <meta:editing-cycles>83</meta:editing-cycles>
    <meta:editing-duration>PT3480S</meta:editing-duration>
    <meta:document-statistic meta:page-count="1" meta:paragraph-count="1" meta:word-count="67" meta:character-count="453" meta:row-count="3" meta:non-whitespace-character-count="387"/>
  </office:meta>
</office:document-meta>
</file>